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1aa" officeooo:paragraph-rsid="000681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ith.M</text:p>
      <text:p text:style-name="P1">Snake and ladder program</text:p>
      <text:p text:style-name="Standard"/>
      <text:p text:style-name="Standard">#program for snake and ladder</text:p>
      <text:p text:style-name="Standard">import random</text:p>
      <text:p text:style-name="Standard">count=0</text:p>
      <text:p text:style-name="Standard">while(count&lt;=100):</text:p>
      <text:p text:style-name="Standard"><text:s text:c="4"/>a=input("enter'r'to roll dice")</text:p>
      <text:p text:style-name="Standard"><text:s text:c="4"/>if(a=='r'):</text:p>
      <text:p text:style-name="Standard"><text:s text:c="5"/>r=random.randint(1,6)</text:p>
      <text:p text:style-name="Standard"><text:s text:c="5"/>count=count+r</text:p>
      <text:p text:style-name="Standard"><text:s text:c="5"/>print(r)</text:p>
      <text:p text:style-name="Standard"><text:s text:c="4"/>if(count==8):</text:p>
      <text:p text:style-name="Standard"><text:s text:c="8"/>count=37</text:p>
      <text:p text:style-name="Standard"><text:s text:c="8"/>print("wow,you climbed the ladder",count)</text:p>
      <text:p text:style-name="Standard"><text:s text:c="4"/>elif(count==11):</text:p>
      <text:p text:style-name="Standard"><text:s text:c="8"/>count=2</text:p>
      <text:p text:style-name="Standard"><text:s text:c="8"/>print("oops snake has bite you",count)</text:p>
      <text:p text:style-name="Standard"><text:s text:c="4"/>if(count==13):</text:p>
      <text:p text:style-name="Standard"><text:s text:c="8"/>count=34</text:p>
      <text:p text:style-name="Standard"><text:s text:c="8"/>print("wow,you climbed the ladder",count)</text:p>
      <text:p text:style-name="Standard"><text:s text:c="4"/>elif(count==25):</text:p>
      <text:p text:style-name="Standard"><text:s text:c="8"/>count=4</text:p>
      <text:p text:style-name="Standard"><text:s text:c="8"/>print("oops snake has bite you",count)</text:p>
      <text:p text:style-name="Standard"><text:s text:c="4"/>if(count==38):</text:p>
      <text:p text:style-name="Standard"><text:s text:c="8"/>count=9</text:p>
      <text:p text:style-name="Standard"><text:s text:c="8"/>print("oops snake has bite you",count)</text:p>
      <text:p text:style-name="Standard"><text:s text:c="4"/>elif(count==40):</text:p>
      <text:p text:style-name="Standard"><text:s text:c="8"/>count=68</text:p>
      <text:p text:style-name="Standard"><text:s text:c="8"/>print("wow u climbed the ladder",count)</text:p>
      <text:p text:style-name="Standard"><text:s text:c="4"/>if(count==52):</text:p>
      <text:p text:style-name="Standard"><text:s text:c="8"/>count=81</text:p>
      <text:p text:style-name="Standard"><text:s text:c="8"/>print("wow u climbed the ladder",count)</text:p>
      <text:p text:style-name="Standard"><text:s text:c="4"/>elif(count==65):</text:p>
      <text:p text:style-name="Standard"><text:s text:c="8"/>count=46</text:p>
      <text:p text:style-name="Standard"><text:s text:c="8"/>print("oops snake has bite you",count)</text:p>
      <text:p text:style-name="Standard"><text:s text:c="4"/>if(count==76):</text:p>
      <text:p text:style-name="Standard"><text:s text:c="8"/>count=97</text:p>
      <text:p text:style-name="Standard"><text:s text:c="8"/>print("wow u climbed the ladder",count)</text:p>
      <text:p text:style-name="Standard"><text:s text:c="4"/>elif(count==89):</text:p>
      <text:p text:style-name="Standard"><text:s text:c="8"/>count=70</text:p>
      <text:p text:style-name="Standard"><text:s text:c="8"/>print("oops snake has bite you",count)</text:p>
      <text:p text:style-name="Standard"><text:s text:c="4"/>if(count==93):</text:p>
      <text:p text:style-name="Standard"><text:s text:c="8"/>count=64</text:p>
      <text:p text:style-name="Standard"><text:s text:c="8"/>print("oops snake has bite you",count)</text:p>
      <text:p text:style-name="Standard"><text:s text:c="4"/>if(count==100):</text:p>
      <text:p text:style-name="Standard"><text:s text:c="8"/>count=100</text:p>
      <text:p text:style-name="Standard"><text:s text:c="8"/>print("you win")</text:p>
      <text:p text:style-name="Standard"><text:s text:c="4"/>elif(count&gt;100):</text:p>
      <text:p text:style-name="Standard"><text:s text:c="8"/>print("try again")</text:p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0:27:34.438581901</meta:creation-date>
    <dc:date>2018-01-27T10:28:23.581517876</dc:date>
    <meta:editing-duration>PT51S</meta:editing-duration>
    <meta:editing-cycles>1</meta:editing-cycles>
    <meta:document-statistic meta:table-count="0" meta:image-count="0" meta:object-count="0" meta:page-count="1" meta:paragraph-count="50" meta:word-count="103" meta:character-count="1214" meta:non-whitespace-character-count="877"/>
    <meta:generator>LibreOffice/5.4.2.2$Linux_X86_64 LibreOffice_project/40m0$Build-2</meta:generator>
  </office:meta>
</office:document-meta>
</file>